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loext:contextual-spacing="false" fo:orphans="2" fo:widows="2" fo:padding="0cm" fo:border="none"/>
      <style:text-properties fo:color="#000000" style:font-name="Liberation Serif" fo:font-size="12pt" fo:font-weight="bold" officeooo:rsid="00055eb8" officeooo:paragraph-rsid="00055eb8" style:font-size-asian="12pt" style:font-weight-asian="bold" style:font-size-complex="12pt" style:font-weight-complex="bold"/>
    </style:style>
    <style:style style:name="P2" style:family="paragraph" style:parent-style-name="Text_20_body">
      <style:paragraph-properties fo:margin-top="0cm" fo:margin-bottom="0cm" loext:contextual-spacing="false" fo:orphans="2" fo:widows="2" fo:padding="0cm" fo:border="none"/>
      <style:text-properties fo:color="#000000" style:font-name="Liberation Serif" fo:font-size="12pt" fo:font-weight="bold" officeooo:rsid="0006bd3a" officeooo:paragraph-rsid="0006bd3a" style:font-size-asian="12pt" style:font-weight-asian="bold" style:font-size-complex="12pt" style:font-weight-complex="bold"/>
    </style:style>
    <style:style style:name="P3" style:family="paragraph" style:parent-style-name="Standard">
      <style:text-properties officeooo:rsid="0002fc9d" officeooo:paragraph-rsid="0002fc9d"/>
    </style:style>
    <style:style style:name="P4" style:family="paragraph" style:parent-style-name="Standard">
      <style:paragraph-properties fo:text-align="center" style:justify-single-word="false"/>
      <style:text-properties officeooo:rsid="0002fc9d" officeooo:paragraph-rsid="0002fc9d"/>
    </style:style>
    <style:style style:name="P5" style:family="paragraph" style:parent-style-name="Standard">
      <style:text-properties fo:font-size="14pt" fo:font-weight="bold" officeooo:rsid="0002fc9d" officeooo:paragraph-rsid="0002fc9d" style:font-size-asian="14pt" style:font-weight-asian="bold" style:font-size-complex="14pt" style:font-weight-complex="bold"/>
    </style:style>
    <style:style style:name="P6" style:family="paragraph" style:parent-style-name="Standard">
      <style:text-properties fo:font-weight="bold" officeooo:rsid="0002fc9d" officeooo:paragraph-rsid="0002fc9d" style:font-weight-asian="bold" style:font-weight-complex="bold"/>
    </style:style>
    <style:style style:name="P7" style:family="paragraph" style:parent-style-name="Standard">
      <style:text-properties fo:font-weight="bold" officeooo:rsid="0004ebd4" officeooo:paragraph-rsid="0004ebd4" style:font-weight-asian="bold" style:font-weight-complex="bold"/>
    </style:style>
    <style:style style:name="P8" style:family="paragraph" style:parent-style-name="Standard">
      <style:text-properties officeooo:paragraph-rsid="0004ebd4"/>
    </style:style>
    <style:style style:name="P9" style:family="paragraph" style:parent-style-name="Standard">
      <style:text-properties officeooo:paragraph-rsid="0006bd3a"/>
    </style:style>
    <style:style style:name="P10" style:family="paragraph" style:parent-style-name="Standard">
      <style:text-properties fo:font-weight="bold" officeooo:rsid="0002fc9d" officeooo:paragraph-rsid="0002fc9d" style:font-weight-asian="bold" style:font-weight-complex="bold"/>
    </style:style>
    <style:style style:name="P11" style:family="paragraph" style:parent-style-name="Standard">
      <style:text-properties fo:font-weight="bold" officeooo:rsid="000a2a97" officeooo:paragraph-rsid="000a2a97" style:font-weight-asian="bold" style:font-weight-complex="bold"/>
    </style:style>
    <style:style style:name="P12" style:family="paragraph" style:parent-style-name="Standard">
      <style:text-properties fo:font-weight="bold" officeooo:rsid="000b3c5b" officeooo:paragraph-rsid="000b3c5b" style:font-weight-asian="bold" style:font-weight-complex="bold"/>
    </style:style>
    <style:style style:name="P13" style:family="paragraph" style:parent-style-name="Standard">
      <style:text-properties fo:font-weight="bold" officeooo:rsid="000cb7d1" officeooo:paragraph-rsid="000cb7d1" style:font-weight-asian="bold" style:font-weight-complex="bold"/>
    </style:style>
    <style:style style:name="P14" style:family="paragraph" style:parent-style-name="Standard">
      <style:text-properties fo:font-weight="bold" officeooo:rsid="001128ad" officeooo:paragraph-rsid="001128ad" style:font-weight-asian="bold" style:font-weight-complex="bold"/>
    </style:style>
    <style:style style:name="P15" style:family="paragraph" style:parent-style-name="Standard">
      <style:text-properties fo:color="#000000" fo:font-weight="bold" officeooo:rsid="000a0c9b" officeooo:paragraph-rsid="000a0c9b" style:font-weight-asian="bold" style:font-weight-complex="bold"/>
    </style:style>
    <style:style style:name="P16" style:family="paragraph" style:parent-style-name="Standard">
      <style:text-properties fo:font-weight="normal" officeooo:rsid="000a0c9b" officeooo:paragraph-rsid="000a0c9b" style:font-weight-asian="normal" style:font-weight-complex="normal"/>
    </style:style>
    <style:style style:name="P17" style:family="paragraph" style:parent-style-name="Standard">
      <style:text-properties fo:font-weight="normal" officeooo:rsid="000a2a97" officeooo:paragraph-rsid="000a2a97" style:font-weight-asian="normal" style:font-weight-complex="normal"/>
    </style:style>
    <style:style style:name="P18" style:family="paragraph" style:parent-style-name="Standard">
      <style:text-properties officeooo:paragraph-rsid="0004ebd4"/>
    </style:style>
    <style:style style:name="P19" style:family="paragraph" style:parent-style-name="Standard">
      <style:paragraph-properties fo:text-align="center" style:justify-single-word="false"/>
      <style:text-properties fo:font-size="16pt" fo:font-weight="bold" officeooo:rsid="000a0c9b" officeooo:paragraph-rsid="000a0c9b" style:font-size-asian="14pt" style:font-weight-asian="bold" style:font-size-complex="16pt" style:font-weight-complex="bold"/>
    </style:style>
    <style:style style:name="P20" style:family="paragraph" style:parent-style-name="Standard">
      <style:text-properties officeooo:rsid="000a2a97" officeooo:paragraph-rsid="000a2a97"/>
    </style:style>
    <style:style style:name="P21" style:family="paragraph" style:parent-style-name="Standard">
      <style:text-properties officeooo:rsid="000a2a97" officeooo:paragraph-rsid="000b3376"/>
    </style:style>
    <style:style style:name="P22" style:family="paragraph" style:parent-style-name="Standard">
      <style:text-properties fo:font-size="14pt" fo:font-weight="bold" officeooo:rsid="000a2a97" officeooo:paragraph-rsid="000a2a97" style:font-size-asian="14pt" style:font-weight-asian="bold" style:font-size-complex="14pt" style:font-weight-complex="bold"/>
    </style:style>
    <style:style style:name="P23" style:family="paragraph" style:parent-style-name="Standard">
      <style:text-properties fo:font-size="14pt" fo:font-weight="bold" officeooo:rsid="000dd465" officeooo:paragraph-rsid="000dd465" style:font-size-asian="14pt" style:font-weight-asian="bold" style:font-size-complex="14pt" style:font-weight-complex="bold"/>
    </style:style>
    <style:style style:name="P24" style:family="paragraph" style:parent-style-name="Standard">
      <style:text-properties officeooo:paragraph-rsid="0002fc9d"/>
    </style:style>
    <style:style style:name="P25" style:family="paragraph" style:parent-style-name="Standard">
      <style:text-properties officeooo:paragraph-rsid="000b3376"/>
    </style:style>
    <style:style style:name="P26" style:family="paragraph" style:parent-style-name="Standard">
      <style:text-properties officeooo:paragraph-rsid="000b3c5b"/>
    </style:style>
    <style:style style:name="P27" style:family="paragraph" style:parent-style-name="Standard">
      <style:text-properties fo:font-size="12pt" fo:font-weight="bold" officeooo:rsid="000b3c5b" officeooo:paragraph-rsid="000b3c5b" style:font-size-asian="12pt" style:font-weight-asian="bold" style:font-size-complex="12pt" style:font-weight-complex="bold"/>
    </style:style>
    <style:style style:name="P28" style:family="paragraph" style:parent-style-name="Standard">
      <style:text-properties fo:font-size="12pt" fo:font-weight="bold" officeooo:rsid="000dd465" officeooo:paragraph-rsid="000dd465" style:font-size-asian="10.5pt" style:font-weight-asian="bold" style:font-size-complex="12pt" style:font-weight-complex="bold"/>
    </style:style>
    <style:style style:name="P29" style:family="paragraph" style:parent-style-name="Standard">
      <style:text-properties fo:font-size="12pt" fo:font-weight="bold" officeooo:rsid="000dd465" officeooo:paragraph-rsid="000f7fd9" style:font-size-asian="10.5pt" style:font-weight-asian="bold" style:font-size-complex="12pt" style:font-weight-complex="bold"/>
    </style:style>
    <style:style style:name="P30" style:family="paragraph" style:parent-style-name="Standard">
      <style:text-properties fo:font-size="12pt" fo:font-weight="bold" officeooo:rsid="000f7fd9" officeooo:paragraph-rsid="000f7fd9" style:font-size-asian="10.5pt" style:font-weight-asian="bold" style:font-size-complex="12pt" style:font-weight-complex="bold"/>
    </style:style>
    <style:style style:name="P31" style:family="paragraph" style:parent-style-name="Standard">
      <style:text-properties fo:font-size="12pt" fo:font-weight="bold" officeooo:rsid="000f9818" officeooo:paragraph-rsid="000f9818" style:font-size-asian="10.5pt" style:font-weight-asian="bold" style:font-size-complex="12pt" style:font-weight-complex="bold"/>
    </style:style>
    <style:style style:name="P32" style:family="paragraph" style:parent-style-name="Standard">
      <style:text-properties fo:font-size="12pt" fo:font-weight="bold" officeooo:rsid="0010cde3" officeooo:paragraph-rsid="0010cde3" style:font-size-asian="10.5pt" style:font-weight-asian="bold" style:font-size-complex="12pt" style:font-weight-complex="bold"/>
    </style:style>
    <style:style style:name="P33" style:family="paragraph" style:parent-style-name="Standard">
      <style:paragraph-properties fo:text-align="center" style:justify-single-word="false"/>
      <style:text-properties fo:font-size="18pt" fo:font-weight="bold" officeooo:rsid="000dd465" officeooo:paragraph-rsid="000dd465" style:font-size-asian="18pt" style:font-weight-asian="bold" style:font-size-complex="18pt" style:font-weight-complex="bold"/>
    </style:style>
    <style:style style:name="P34" style:family="paragraph" style:parent-style-name="Standard">
      <style:text-properties officeooo:rsid="000dd465" officeooo:paragraph-rsid="000dd465"/>
    </style:style>
    <style:style style:name="P35" style:family="paragraph" style:parent-style-name="Standard">
      <style:text-properties officeooo:paragraph-rsid="0010cde3"/>
    </style:style>
    <style:style style:name="P36" style:family="paragraph" style:parent-style-name="Text_20_body" style:list-style-name="L1">
      <style:paragraph-properties fo:margin-top="0cm" fo:margin-bottom="0cm" loext:contextual-spacing="false" fo:orphans="2" fo:widows="2" fo:padding="0cm" fo:border="none"/>
      <style:text-properties fo:color="#000000" style:font-name="Liberation Serif" fo:font-size="12pt" style:font-size-asian="12pt" style:font-size-complex="12pt"/>
    </style:style>
    <style:style style:name="P37" style:family="paragraph" style:parent-style-name="Text_20_body">
      <style:paragraph-properties fo:margin-top="0cm" fo:margin-bottom="0cm" loext:contextual-spacing="false" fo:orphans="2" fo:widows="2"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055eb8" officeooo:paragraph-rsid="00055eb8" style:text-blinking="false" style:font-size-asian="12pt" style:font-weight-asian="bold" style:font-size-complex="12pt" style:font-weight-complex="bold"/>
    </style:style>
    <style:style style:name="P38" style:family="paragraph" style:parent-style-name="Text_20_body">
      <style:paragraph-properties fo:margin-top="0cm" fo:margin-bottom="0cm" loext:contextual-spacing="false" fo:orphans="2" fo:widows="2"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055eb8" officeooo:paragraph-rsid="00055eb8" style:text-blinking="false" style:font-size-asian="12pt" style:font-weight-asian="normal" style:font-size-complex="12pt" style:font-weight-complex="normal"/>
    </style:style>
    <style:style style:name="T1" style:family="text">
      <style:text-properties fo:font-weight="bold" officeooo:rsid="0004ebd4" style:font-weight-asian="bold" style:font-weight-complex="bold"/>
    </style:style>
    <style:style style:name="T2" style:family="text">
      <style:text-properties fo:font-size="15pt" fo:font-weight="bold" style:font-size-asian="15pt" style:font-weight-asian="bold" style:font-size-complex="15pt" style:font-weight-complex="bold"/>
    </style:style>
    <style:style style:name="T3" style:family="text">
      <style:text-properties officeooo:rsid="0003ddbb"/>
    </style:style>
    <style:style style:name="T4" style:family="text">
      <style:text-properties officeooo:rsid="0003f0b8"/>
    </style:style>
    <style:style style:name="T5" style:family="text">
      <style:text-properties fo:font-weight="normal" style:font-weight-asian="normal" style:font-weight-complex="normal"/>
    </style:style>
    <style:style style:name="T6" style:family="text">
      <style:text-properties fo:font-weight="normal" officeooo:rsid="0004ebd4" style:font-weight-asian="normal" style:font-weight-complex="normal"/>
    </style:style>
    <style:style style:name="T7" style:family="text">
      <style:text-properties fo:font-weight="normal" officeooo:rsid="0007c3cd" style:font-weight-asian="normal" style:font-weight-complex="normal"/>
    </style:style>
    <style:style style:name="T8" style:family="text">
      <style:text-properties fo:font-weight="normal" officeooo:rsid="000a0c9b" style:font-weight-asian="normal" style:font-weight-complex="normal"/>
    </style:style>
    <style:style style:name="T9" style:family="text">
      <style:text-properties fo:font-weight="normal" officeooo:rsid="000f9818" style:font-weight-asian="normal" style:font-weight-complex="normal"/>
    </style:style>
    <style:style style:name="T10" style:family="text">
      <style:text-properties fo:font-weight="normal" officeooo:rsid="0010cde3" style:font-weight-asian="normal" style:font-weight-complex="normal"/>
    </style:style>
    <style:style style:name="T11" style:family="text">
      <style:text-properties fo:font-variant="normal" fo:text-transform="none" fo:color="#222222" style:font-name="Liberation Serif" fo:font-size="12pt" fo:letter-spacing="normal" fo:font-style="normal" fo:font-weight="normal" officeooo:rsid="000b3376" style:font-size-asian="12pt" style:font-weight-asian="normal" style:font-size-complex="12pt" style:font-weight-complex="normal"/>
    </style:style>
    <style:style style:name="T1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style:font-size-asian="12pt" style:font-weight-asian="normal" style:font-size-complex="12pt" style:font-weight-complex="normal"/>
    </style:style>
    <style:style style:name="T1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055eb8" style:text-blinking="false" style:font-size-asian="12pt" style:font-weight-asian="normal" style:font-size-complex="12pt" style:font-weight-complex="normal"/>
    </style:style>
    <style:style style:name="T1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1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055eb8" style:text-blinking="false" style:font-size-asian="12pt" style:font-size-complex="12pt"/>
    </style:style>
    <style:style style:name="T1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06bd3a" style:text-blinking="false" style:font-size-asian="12pt" style:font-size-complex="12pt"/>
    </style:style>
    <style:style style:name="T1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07c3cd" style:text-blinking="false" style:font-size-asian="12pt" style:font-size-complex="12pt"/>
    </style:style>
    <style:style style:name="T1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06bd3a" style:text-blinking="false" fo:background-color="#ffffff" loext:char-shading-value="0" style:font-size-asian="12pt" style:font-size-complex="12pt"/>
    </style:style>
    <style:style style:name="T1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07c3cd" style:text-blinking="false" fo:background-color="#ffffff" loext:char-shading-value="0" style:font-size-asian="12pt" style:font-size-complex="12pt"/>
    </style:style>
    <style:style style:name="T2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0a0c9b" style:text-blinking="false" fo:background-color="#ffffff" loext:char-shading-value="0" style:font-size-asian="12pt" style:font-weight-asian="normal" style:font-size-complex="12pt" style:font-weight-complex="normal"/>
    </style:style>
    <style:style style:name="T2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2pt" style:font-size-complex="12pt"/>
    </style:style>
    <style:style style:name="T2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128ad" style:text-blinking="false" style:font-size-asian="12pt" style:font-weight-asian="normal" style:font-size-complex="12pt" style:font-weight-complex="normal"/>
    </style:style>
    <style:style style:name="T2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24" style:family="text">
      <style:text-properties fo:font-variant="normal" fo:text-transform="none" fo:color="#000000" style:text-line-through-style="none" style:text-line-through-type="none" style:font-name="Liberation Serif" fo:letter-spacing="normal" fo:font-style="normal" style:text-underline-style="none" style:text-blinking="false" fo:background-color="#ffffff" loext:char-shading-value="0"/>
    </style:style>
    <style:style style:name="T25" style:family="text">
      <style:text-properties fo:font-variant="normal" fo:text-transform="none" fo:color="#000000" style:text-line-through-style="none" style:text-line-through-type="none" style:font-name="Liberation Serif" fo:letter-spacing="normal" fo:font-style="normal" style:text-underline-style="none" officeooo:rsid="000a0c9b" style:text-blinking="false" fo:background-color="#ffffff" loext:char-shading-value="0"/>
    </style:style>
    <style:style style:name="T26"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27" style:family="text">
      <style:text-properties fo:font-variant="normal" fo:text-transform="none" fo:color="#000000" style:font-name="Liberation Serif" fo:font-size="12pt" fo:letter-spacing="normal" fo:font-style="normal" fo:font-weight="normal" officeooo:rsid="000a0c9b" style:font-size-asian="12pt" style:font-weight-asian="normal" style:font-size-complex="12pt" style:font-weight-complex="normal"/>
    </style:style>
    <style:style style:name="T28" style:family="text">
      <style:text-properties fo:font-variant="normal" fo:text-transform="none" fo:color="#000000" style:font-name="Liberation Serif" fo:font-size="12pt" fo:letter-spacing="normal" fo:font-style="normal" fo:font-weight="normal" officeooo:rsid="000b3376" style:font-size-asian="12pt" style:font-weight-asian="normal" style:font-size-complex="12pt" style:font-weight-complex="normal"/>
    </style:style>
    <style:style style:name="T29" style:family="text">
      <style:text-properties fo:font-variant="normal" fo:text-transform="none" fo:color="#000000" style:font-name="Liberation Serif" fo:font-size="12pt" fo:letter-spacing="normal" fo:font-style="normal" fo:font-weight="normal" officeooo:rsid="001128ad" style:font-size-asian="12pt" style:font-weight-asian="normal" style:font-size-complex="12pt" style:font-weight-complex="normal"/>
    </style:style>
    <style:style style:name="T30" style:family="text">
      <style:text-properties fo:font-variant="normal" fo:text-transform="none" fo:color="#000000" style:font-name="Liberation Serif" fo:font-size="12pt" fo:letter-spacing="normal" fo:font-style="normal" fo:font-weight="normal" officeooo:rsid="00128d2c" style:font-size-asian="12pt" style:font-weight-asian="normal" style:font-size-complex="12pt" style:font-weight-complex="normal"/>
    </style:style>
    <style:style style:name="T31" style:family="text">
      <style:text-properties fo:font-variant="normal" fo:text-transform="none" fo:color="#000000" style:font-name="Liberation Serif" fo:font-size="12pt" fo:letter-spacing="normal" fo:font-style="normal" fo:font-weight="normal" style:font-size-asian="12pt" style:font-size-complex="12pt"/>
    </style:style>
    <style:style style:name="T32" style:family="text">
      <style:text-properties fo:font-variant="normal" fo:text-transform="none" fo:color="#000000" style:font-name="Liberation Serif" fo:font-size="12pt" fo:letter-spacing="normal" fo:font-style="normal" style:font-size-asian="12pt" style:font-size-complex="12pt"/>
    </style:style>
    <style:style style:name="T33" style:family="text">
      <style:text-properties fo:font-variant="normal" fo:text-transform="none" style:text-line-through-style="none" style:text-line-through-type="none" fo:letter-spacing="normal" fo:font-style="normal" style:text-underline-style="none" fo:font-weight="normal" style:text-blinking="false"/>
    </style:style>
    <style:style style:name="T34" style:family="text">
      <style:text-properties fo:font-variant="normal" fo:text-transform="none" style:text-line-through-style="none" style:text-line-through-type="none" fo:letter-spacing="normal" fo:font-style="normal" style:text-underline-style="none" fo:font-weight="normal" officeooo:rsid="00055eb8" style:text-blinking="false"/>
    </style:style>
    <style:style style:name="T35" style:family="text">
      <style:text-properties fo:font-variant="normal" fo:text-transform="none" style:text-line-through-style="none" style:text-line-through-type="none" fo:letter-spacing="normal" fo:font-style="normal" style:text-underline-style="none" fo:font-weight="normal" style:text-blinking="false" style:font-weight-asian="normal" style:font-weight-complex="normal"/>
    </style:style>
    <style:style style:name="T36" style:family="text">
      <style:text-properties fo:font-variant="normal" fo:text-transform="none" style:text-line-through-style="none" style:text-line-through-type="none" fo:letter-spacing="normal" fo:font-style="normal" style:text-underline-style="none" fo:font-weight="normal" officeooo:rsid="00069172" style:text-blinking="false" style:font-weight-asian="normal" style:font-weight-complex="normal"/>
    </style:style>
    <style:style style:name="T37" style:family="text">
      <style:text-properties fo:font-variant="normal" fo:text-transform="none" style:text-line-through-style="none" style:text-line-through-type="none" fo:letter-spacing="normal" fo:font-style="normal" style:text-underline-style="none" fo:font-weight="normal" officeooo:rsid="0006bd3a" style:text-blinking="false" style:font-weight-asian="normal" style:font-weight-complex="normal"/>
    </style:style>
    <style:style style:name="T38" style:family="text">
      <style:text-properties fo:font-variant="normal" fo:text-transform="none" style:text-line-through-style="none" style:text-line-through-type="none" fo:letter-spacing="normal" fo:font-style="normal" style:text-underline-style="none" fo:font-weight="normal" officeooo:rsid="0007c3cd" style:text-blinking="false" style:font-weight-asian="normal" style:font-weight-complex="normal"/>
    </style:style>
    <style:style style:name="T39" style:family="text">
      <style:text-properties fo:font-variant="normal" fo:text-transform="none" style:text-line-through-style="none" style:text-line-through-type="none" fo:letter-spacing="normal" fo:font-style="normal" style:text-underline-style="none" style:text-blinking="false"/>
    </style:style>
    <style:style style:name="T40" style:family="text">
      <style:text-properties fo:font-variant="normal" fo:text-transform="none" style:text-line-through-style="none" style:text-line-through-type="none" fo:letter-spacing="normal" fo:font-style="normal" style:text-underline-style="none" officeooo:rsid="0006bd3a" style:text-blinking="false"/>
    </style:style>
    <style:style style:name="T41" style:family="text">
      <style:text-properties fo:font-variant="normal" fo:text-transform="none" fo:letter-spacing="normal" fo:font-style="normal" fo:font-weight="normal"/>
    </style:style>
    <style:style style:name="T42" style:family="text">
      <style:text-properties fo:color="#000000" style:font-name="Liberation Serif" fo:font-size="12pt" fo:font-weight="normal" officeooo:rsid="0004ebd4" style:font-size-asian="12pt" style:font-weight-asian="normal" style:font-size-complex="12pt" style:font-weight-complex="normal"/>
    </style:style>
    <style:style style:name="T43" style:family="text">
      <style:text-properties fo:color="#000000" style:font-name="Liberation Serif"/>
    </style:style>
    <style:style style:name="T44" style:family="text">
      <style:text-properties fo:color="#000000" style:font-name="Liberation Serif" fo:font-size="12pt" fo:font-weight="normal" style:font-size-asian="12pt" style:font-weight-asian="normal" style:font-size-complex="12pt" style:font-weight-complex="normal"/>
    </style:style>
    <style:style style:name="T45" style:family="text">
      <style:text-properties fo:color="#000000" style:font-name="Liberation Serif" fo:font-size="12pt" fo:font-weight="normal" officeooo:rsid="000a0c9b" style:font-size-asian="12pt" style:font-weight-asian="normal" style:font-size-complex="12pt" style:font-weight-complex="normal"/>
    </style:style>
    <style:style style:name="T46" style:family="text">
      <style:text-properties fo:color="#000000" style:font-name="Liberation Serif" fo:font-size="12pt" fo:font-weight="normal" officeooo:rsid="000a2fce" style:font-size-asian="12pt" style:font-weight-asian="normal" style:font-size-complex="12pt" style:font-weight-complex="normal"/>
    </style:style>
    <style:style style:name="T47" style:family="text">
      <style:text-properties fo:color="#000000" style:font-name="Liberation Serif" fo:font-size="12pt" fo:font-weight="normal" officeooo:rsid="000b3376" style:font-size-asian="12pt" style:font-weight-asian="normal" style:font-size-complex="12pt" style:font-weight-complex="normal"/>
    </style:style>
    <style:style style:name="T48" style:family="text">
      <style:text-properties fo:color="#000000" style:font-name="Liberation Serif" fo:font-size="12pt" fo:font-weight="normal" officeooo:rsid="000b3c5b" style:font-size-asian="12pt" style:font-weight-asian="normal" style:font-size-complex="12pt" style:font-weight-complex="normal"/>
    </style:style>
    <style:style style:name="T49" style:family="text">
      <style:text-properties fo:color="#000000" style:font-name="Liberation Serif" fo:font-size="12pt" fo:font-weight="normal" officeooo:rsid="000cb7d1" style:font-size-asian="12pt" style:font-weight-asian="normal" style:font-size-complex="12pt" style:font-weight-complex="normal"/>
    </style:style>
    <style:style style:name="T50" style:family="text">
      <style:text-properties fo:color="#000000" style:font-name="Liberation Serif" fo:font-size="12pt" fo:font-weight="normal" officeooo:rsid="000db95c" style:font-size-asian="12pt" style:font-weight-asian="normal" style:font-size-complex="12pt" style:font-weight-complex="normal"/>
    </style:style>
    <style:style style:name="T51" style:family="text">
      <style:text-properties fo:color="#000000" style:font-name="Liberation Serif" fo:font-size="12pt" fo:font-weight="normal" officeooo:rsid="000dd465" style:font-size-asian="12pt" style:font-weight-asian="normal" style:font-size-complex="12pt" style:font-weight-complex="normal"/>
    </style:style>
    <style:style style:name="T52" style:family="text">
      <style:text-properties fo:color="#000000" style:font-name="Liberation Serif" fo:font-size="12pt" style:font-size-asian="12pt" style:font-size-complex="12pt"/>
    </style:style>
    <style:style style:name="T53" style:family="text">
      <style:text-properties fo:color="#000000" style:font-name="Liberation Serif" fo:font-size="12pt" officeooo:rsid="000a2a97" style:font-size-asian="12pt" style:font-size-complex="12pt"/>
    </style:style>
    <style:style style:name="T54" style:family="text">
      <style:text-properties fo:color="#000000" style:font-name="Liberation Serif" fo:font-size="12pt" fo:font-weight="bold" style:font-size-asian="12pt" style:font-weight-asian="bold" style:font-size-complex="12pt" style:font-weight-complex="bold"/>
    </style:style>
    <style:style style:name="T55" style:family="text">
      <style:text-properties fo:color="#000000" style:font-name="Liberation Serif" fo:font-size="12pt" fo:font-weight="bold" officeooo:rsid="000b3376" style:font-size-asian="12pt" style:font-weight-asian="bold" style:font-size-complex="12pt" style:font-weight-complex="bold"/>
    </style:style>
    <style:style style:name="T56" style:family="text">
      <style:text-properties fo:color="#000000" style:font-name="Liberation Serif" fo:font-size="12pt" fo:font-weight="bold" officeooo:rsid="000a2a97" style:font-size-asian="12pt" style:font-weight-asian="bold" style:font-size-complex="12pt" style:font-weight-complex="bold"/>
    </style:style>
    <style:style style:name="T57" style:family="text">
      <style:text-properties fo:color="#000000" style:font-name="Liberation Serif" fo:font-size="12pt" fo:font-weight="bold" officeooo:rsid="000b3c5b" style:font-size-asian="12pt" style:font-weight-asian="bold" style:font-size-complex="12pt" style:font-weight-complex="bold"/>
    </style:style>
    <style:style style:name="T58" style:family="text">
      <style:text-properties fo:color="#000000" style:font-name="Liberation Serif" officeooo:rsid="000a2a97"/>
    </style:style>
    <style:style style:name="T59" style:family="text">
      <style:text-properties fo:font-size="12pt" fo:font-weight="bold" officeooo:rsid="0010cde3" style:font-size-asian="10.5pt" style:font-weight-asian="bold" style:font-size-complex="12pt" style:font-weight-complex="bold"/>
    </style:style>
    <style:style style:name="T60" style:family="text">
      <style:text-properties fo:font-size="12pt" fo:font-weight="normal" officeooo:rsid="0010cde3" style:font-size-asian="10.5pt" style:font-weight-asian="normal" style:font-size-complex="12pt" style:font-weight-complex="normal"/>
    </style:style>
    <style:style style:name="T61" style:family="text">
      <style:text-properties fo:font-size="12pt" fo:font-weight="normal" officeooo:rsid="001128ad" style:font-size-asian="10.5pt" style:font-weight-asian="normal" style:font-size-complex="12pt" style:font-weight-complex="normal"/>
    </style:style>
    <style:style style:name="T62" style:family="text">
      <style:text-properties fo:font-size="16pt" fo:font-weight="bold" style:font-size-asian="16pt" style:font-weight-asian="bold" style:font-size-complex="16pt" style:font-weight-complex="bold"/>
    </style:style>
    <style:style style:name="T63" style:family="text">
      <style:text-properties officeooo:rsid="0002fc9d"/>
    </style:style>
    <style:style style:name="T64" style:family="text">
      <style:text-properties officeooo:rsid="000f7fd9"/>
    </style:style>
    <style:style style:name="T65" style:family="text">
      <style:text-properties fo:font-size="18pt" fo:font-weight="bold" style:font-size-asian="18pt" style:font-weight-asian="bold" style:font-size-complex="18pt" style:font-weight-complex="bol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tab/><text:span text:style-name="T65"> Łódź</text:span></text:p>
      <text:p text:style-name="P3"><text:tab/>Łódź położona jest w środkowej części województwa łódzkiego. Jest trzecim pod względem liczby ludności miastem w Polsce po Warszawie i Krakowie.<text:tab/></text:p>
      <text:p text:style-name="P5">Funkcje miasta:</text:p>
      <text:p text:style-name="P6">1. Administracyjna</text:p>
      <text:p text:style-name="P3"><text:tab/>Łódź jest siedzibą władz wojewódzkich. Pełni rolę jednolitej gminy miejskiej na prawach powiatu. Jednostką organizacyjną jest urząd miasta, na czele którego stoi prezydent, który w zakresie realizacji uchwał ma do dyspozycji Radę Miejską. Siedzibą Urzędu Miasta Łodzi jest były pałac Juliusza Heinzla.</text:p>
      <text:p text:style-name="P6">2. Przemysłowa</text:p>
      <text:p text:style-name="P3"><text:tab/>W latach powojennych Łódź <text:span text:style-name="T4">słynęła</text:span> z licznych fabryk włókienniczych co obecnie ma mniejsze znaczenie. W branży pozostały: Redan S.A., Monnari i Zakłady Tekstylno- Konfekcyjne Teofilów. Obecnie duże znaczenie dla miasta ma rozwój nowych technologii. Należą do nich: BPO (centra dla zaplecza biznesowego), logistyka i AGD. <text:s/><text:span text:style-name="T3">Znajdują się tutaj również firmy Indesit i Bosch produkujące sprzęt AGD. W Łodzi znajduje się największa na świecie fabryka Gillette. W Łodzi powstała również w 2007 roku fabryka informatycznej firmy Dell. Dzięki powstaniu Łódzkiego Okręgu Przemysłowego i Łódzkiej <text:s text:c="2"/>Specjalnej Strefy Ekonomicznej inwestorzy coraz chętniej tworzą zakłady pracy. Przez tworzenie się nowych miejsc pracy stopniowo spada bezrobocie w regionie, które po upadku przemysłu włókienniczego wynosiło 17% a obecnie ma około 10%.</text:span></text:p>
      <text:p text:style-name="P6">3. Transportowa</text:p>
      <text:p text:style-name="P3"><text:tab/><text:span text:style-name="T4">W drugiej połowie XIXw. rozwój włókiennictwa wywarł ogromny wpływ na otwarcie w 1865r. linii kolejowej Fabryczno- Łódzkiej do Koluszek na trasie kolei Warszawsko-Wiedeńskiej. Obecnie Łódź stanowi ważny węzeł komunikacyjny. Przebiegają tędy autostrady, drogi ekspresowe i krajowe. Na terenie miasta znajduje się kilka dworców autobusowych. Działa linia kolejowa z dworcem głównym jakim jest Łódź Fabryczna, oraz kilka mniejszych stacji i przystanków kolejowych na terenie województwa działa Łódzka Kolej Aglomeracyjna obsługiwana przez składy typu Flirt 3. Na terenie miasta działa komunikacja tramwajowa od 1898r. Obecnie komunikacja tramwajowa gruntowną modernizację, większość taboru tramwajowego stanowią Konstal 805Na. Na terenie miasta Łodzi znajduje się lotnisko międzynarodowe – port lotniczy Łódź- Lublinek im. Władysława Reymonta. Znajdują się również dwa lądowiska sanitarne. Przez miasto przebiegają trasy ośmiu szlaków rowerowych o łącznej długości 130km.</text:span></text:p>
      <text:p text:style-name="P7">4. Edukacyjna</text:p>
      <text:p text:style-name="P8"><text:span text:style-name="T1"><text:tab/></text:span><text:span text:style-name="T6">W Łodzi znajduje się oddział Polskiej Akademii Nauk. W mieście funkcjonuje obecnie 28 uczelni. 6 </text:span><text:span text:style-name="T7">państwowych</text:span><text:span text:style-name="T6"> do których należą:</text:span><text:span text:style-name="T42"> </text:span><text:span text:style-name="T12">Akademia Muzyczna im. Grażyny i Kiejstuta Bacewiczów</text:span><text:span text:style-name="T13">, </text:span><text:span text:style-name="T14">Akademia Sztuk Pięknych im. Władysława Strzemińskiego,,Państwowa Wyższa Szkoła Filmowa, Telewizyjna i Teatralna im. Leona Schillera, Politechnika Łódzka, Uniwersytet Łódzki, Uniwersytet Medyczn</text:span><text:span text:style-name="T15">y oraz 22 uczelnie niepubliczne. W mieście znajduje się szereg </text:span><text:span text:style-name="T17">instytutów</text:span><text:span text:style-name="T15"> badawczo- naukowych np. Centrum Badań Molekularnych i Makromolekularnych PAN</text:span></text:p>
      <text:list xml:id="list1346779810" text:style-name="L1">
        <text:list-header>
          <text:p text:style-name="P36"><text:span text:style-name="T33">Instytut Biologii Medycznej PAN, Instytut Archeologii i Etnologii PAN</text:span><text:span text:style-name="T41">– Ośrodek Badań nad Dawnymi Technologiami, </text:span><text:span text:style-name="T33">Instytut Centrum Zdrowia Matki Polki, Instytut Medycyny Pracy im. prof. Jerzego Nofera. </text:span><text:span text:style-name="T34">Znajdują się tutaj również liczne biblioteki prowadzone przez szkoły, instytucje naukowe, szkoły wyższe a także samorząd Łodzi.</text:span></text:p>
        </text:list-header>
      </text:list>
      <text:p text:style-name="P37">5. Religijna</text:p>
      <text:p text:style-name="P1"><text:span text:style-name="T39"><text:tab/></text:span><text:span text:style-name="T35">Łódź jest siedzibą metropolii łódzkiej kościoła rzymskokatolickiego. Znajduję się tutaj również diecezja łódzko- poznańska kościoła prawosławnego oraz diecezja śląsko- łódzka Kościoła Starokatolickiego Mariawitów. Na terenie miasta znajdują się również obiekty kultu innych religii jak Buddyzmu czy Judaizmu. Wiele kościołów zostało uznanych za zabytki.</text:span></text:p>
      <text:p text:style-name="P38"/>
      <text:p text:style-name="P38"/>
      <text:p text:style-name="P37"><text:soft-page-break/>6. Usługowo- Handlowa</text:p>
      <text:p text:style-name="P1"><text:span text:style-name="T39"><text:tab/></text:span><text:span text:style-name="T35">Na terenie Łodzi mają swoją </text:span><text:span text:style-name="T38">siedzibę</text:span><text:span text:style-name="T35"> takie banki jak </text:span><text:span text:style-name="T36">PKO BP, Idea Bank, Nest Bank oraz wiele innych. Powstały liczne </text:span><text:span text:style-name="T38">centra</text:span><text:span text:style-name="T36"> handlowe m. in. M1, Galeria Łódzka, Sukcesja. W 2010 roku otwarto centrum handlowe Port Łódź, jedno z największych w Polsce, którego głównym najemcą jest IKEA. W mieście znajduje się około 30 hoteli o różnym standardzie. Niektóre z nich oferują usługi z zakresu odnowy biologicznej. W mieście </text:span><text:span text:style-name="T38">znajdują</text:span><text:span text:style-name="T36"> się liczne zakłady fryzjerskie, siłownie i baseny. </text:span><text:span text:style-name="T37">Jak w każdym mieście można skorzystać z usług: hydraulików, elektryków, firm sprzątających i z zakresu kosmetologii.</text:span></text:p>
      <text:p text:style-name="P2"><text:span text:style-name="T40">7. </text:span><text:span text:style-name="T39">Turystyczna</text:span></text:p>
      <text:p text:style-name="P9"><text:span text:style-name="T15"><text:tab/>Ł</text:span><text:span text:style-name="T16">ódź uzyskała prawa miejskie w XV wieku, jednak z tamtego okresu nie zachowały się budowle. Większość zabytków pochodzi z XIX i XX wieku. W rejestrze zabytków znaduje się ok. 350 obiektów. Należą do nich: </text:span><text:span text:style-name="T18">Centralne Muzeum Włókiennictwa, neogotycka bazylika archikatedralna (jeden z najwyższych obiektów w Polsce, ponad 100 metry wysokości), neobarokowy pałac Izraela Poznańskiego (obecnie Muzeum Miasta Łodzi), przędzalnia na Księżym Młynie, neorenesansowy pałac Edwarda Herbsta (obecnie Muzeum Sztuki), w którym można zobaczyć orginalne wnętrza mieszkalne z przełomu XIX i XX wieku. Część obiektów pofabrycznych przystosowana jest obecnie do celów hotelarskich. </text:span><text:span text:style-name="T19">Na terenie miasta znajdują się liczne pałace będące rezydencjami rodów fabrykantów, część z nich jest udostępniona do zwiedzania. Łódź obfituje w liczną architekturę sakralną. Warty odwiedzenia jest ogród botaniczny, na terenie którego znajduję się łódzka palmiarnia. Największymi atrakcjami turystycznymi są: Ulica Piotrkowska, Cmentarz Żydowski, Aquapark Fala, Łódzkie ZOO. </text:span></text:p>
      <text:p text:style-name="P15">8. Zdrowotna</text:p>
      <text:p text:style-name="P8"><text:span text:style-name="T1"><text:tab/></text:span><text:span text:style-name="T8">Łódź odgrywa duże znaczenie w skali kraju, jeżeli chodzi o opiekę zdrowotną. Znajdują się tu szpitale i kliniki o znaczeniu krajowym. Należą do nich: </text:span><text:span text:style-name="T27">Centrum Zdrowia Matki Polki,</text:span><text:span text:style-name="T45"> </text:span><text:span text:style-name="T20">Centralny Szpital Weteranów,</text:span><text:span text:style-name="T45"> </text:span><text:span text:style-name="T20">Centralny Szpital Kliniczny Uniwersytetu Medycznego,</text:span><text:span text:style-name="T45"> </text:span><text:span text:style-name="T20">Instytut Medycyny Pracy imienia prof. dra med. Jerzego Nofera oraz wiele innych placówek medycznych.</text:span></text:p>
      <text:p text:style-name="P19"><text:span text:style-name="T25"/></text:p>
      <text:p text:style-name="P19"><text:span text:style-name="T25">K</text:span><text:span text:style-name="T24">rynica-Zdrój</text:span></text:p>
      <text:p text:style-name="P16"><text:tab/>Miasto położone w województwie małopolskim, należące do powiatu nowosądeckiego.</text:p>
      <text:p text:style-name="P17">Miasto położone jest pomiędzy wzgórzami Góry Parkowej, Krzyżowej, Jasiennika. Nazwa pochodzi od potoku Kryniczanka.</text:p>
      <text:p text:style-name="P22">Funkcje miasta:</text:p>
      <text:p text:style-name="P11">1. Administracyjna</text:p>
      <text:p text:style-name="P20"><text:tab/>Krynica-Zdrój jest siedzibą gminy miejsko-wiejskiej na czele której stoi burmistrz. Miasto liczy około 11tyś. Mieszkańców.</text:p>
      <text:p text:style-name="P11">2. Przemysłowa</text:p>
      <text:p text:style-name="P24"><text:span text:style-name="T63"><text:tab/>Na terenie miasta znajdują się liczne uzdrowiska. </text:span><text:span text:style-name="T21">Uzdrowisko Krynica-Żegiestów SA</text:span><text:span text:style-name="T52"> </text:span><text:span text:style-name="T53">posiada rozlewnię wody Kryniczanka. Spółdzielnia Pracy „Postęp” produkuję znaną wodę „Muszynianka”.</text:span></text:p>
      <text:p text:style-name="P20"><text:span text:style-name="T54">3. Uzdrowiskowa</text:span></text:p>
      <text:p text:style-name="P20"><text:span text:style-name="T54"><text:tab/></text:span><text:span text:style-name="T46">Krynica-Zdrój jest znaną nie tylko w Polsce, ale również na świecie miejscowością uzdrowiskową. Sławę swą zawdzięcza właściwościom prozdrowotnym wód wypływających z okolicznych źródeł. Najbardziej znanymi wodami są: Zuber, Słotwinka, Jan, Józef, Mieczysław, Tadeusz oraz Zdrój Główny. Na terenie miasta znajduje się kilka pijalni wód m.in.: „Słotwinka”, „Mieczysław”, „Pijalnia Główna”. Miasto obfituje w liczne sanatoria gdzie leczy się choroby reumatyczne, kardiologiczne, </text:span><text:span text:style-name="T47">urologiczne, dermatologiczne i wiele innych.</text:span></text:p>
      <text:p text:style-name="P21"><text:span text:style-name="T55">3. Turystyczna</text:span></text:p>
      <text:p text:style-name="P25"><text:span text:style-name="T47"><text:tab/>W związku z pięknym położeniem i walorami prozdrowotnymi Krynica-Zdrój jest miejscowością chętnie odwiedzana przez turystów. Znajdują się tutaj liczne zabytki. Najstarszym budynkiem jest pijalnia wody „Słotwinka”. Na terenie miasta znajduję się kilka drewnianych </text:span><text:soft-page-break/><text:span text:style-name="T47">zabudowań willowych, które powstały na przełomie XIX i XX wieku na potrzeby kuracjuszy. Należą do nich wille: „Biała Róża”, „Kosynier”, „Wisła” i kilka innych. W „Romanówce” mieści się muzeum Nikifora (właściwe nazwisko </text:span><text:span text:style-name="T11">E</text:span><text:span text:style-name="T28">pifaniusz Drowniak</text:span><text:span text:style-name="T47"> ), </text:span><text:span text:style-name="T48">który był <text:s/>malarzem prymitywistą pochodzenia łemkowskiego. Jego pomnik można zobaczyć w Parku Zdrojowym.</text:span><text:span text:style-name="T56"> </text:span><text:span text:style-name="T48">Krynica- Zdrój to ukochane miasto Jana Kiepury. W centrum znajduj</text:span><text:span text:style-name="T51">e</text:span><text:span text:style-name="T48"> się muszla koncertowa z okresu międzywojennego. Śpiewak za pieniądze zarobion</text:span><text:span text:style-name="T51">e</text:span><text:span text:style-name="T48"> na scenach świata sfinansował budowę luksusowego modernistycznego hotelu o nazwie „Patria”. Do dnia dzisiejszego zachował się oryginalny wystrój w tym marmury, alabastry, drzwi obrotowe, taras wypoczynkowy na dachu. W mieście można również zwiedzać drewniany kościół Przemienienia Pańskiego z 1864 roku, kościół <text:s/>NMP Wniebowziętej (Został wybudowany w latach 1887- 1902).</text:span></text:p>
      <text:p text:style-name="P27"><text:span text:style-name="T58">4. </text:span><text:span text:style-name="T43">Religijna</text:span></text:p>
      <text:p text:style-name="P26"><text:span text:style-name="T57"><text:tab/></text:span><text:span text:style-name="T48">W Krynicy- Zdroju i jej okolicy jest wytyczony Szlak Cerkwi Łemkowskich, ponieważ tereny te były zamieszkiwane w przeszłości głównie przez Łemków. Znajdują się tutaj również liczne świątynie katolickie takie jak: kościół św. Antoniego Padewskiego, Najświętszego Serca Pana Jezusa, Matki Bożej Nieustającej Pomocy. Na terenie Krynicy mają swoje kościoły ewangelikalne, Polski Autokefaliczny Kościół Prawosławny, Świadkowie </text:span><text:span text:style-name="T49">Jehowy.</text:span></text:p>
      <text:p text:style-name="P12"><text:span text:style-name="T52">5. Kulturalna</text:span></text:p>
      <text:p text:style-name="P12"><text:span text:style-name="T52"><text:s/></text:span><text:span text:style-name="T44"><text:s/><text:tab/>W Krynicy-Zdroju od 1967 roku organizowany jest festiwal im. Jana Kiepury. Ściąga on ok. tysiąca solistów i artystów, w tym teatry muzyczne. </text:span><text:span text:style-name="T49">Koncerty odbywają się na deptaku oraz w Pijalni Głównej a także w sali koncertowej Starego Domu Zdrojowego. Ogólnie w festiwalu bierze udział <text:s/>około 60tyś. Osób. W lutym każdego roku organizowany jest Międzynarodowy Festiwal Gitarowy. Nowym wydarzeniem w mieście jest „Forum Ekonomiczne” w którym biorą udział przedsiębiorcy i politycy z Europy i świata.</text:span></text:p>
      <text:p text:style-name="P13"><text:span text:style-name="T52">6. Transportowa</text:span></text:p>
      <text:p text:style-name="P13"><text:span text:style-name="T52"><text:tab/></text:span><text:span text:style-name="T44">Przez Krynicę przebiega linia kolejowa, którą można dojechać do Nowego Sącza, Tarnowa, Krakowa, Gdyni, Bydgoszczy i Warszawy. Zbiegają się tu drogi wojewódzkie: 981 i 971. Na terenie miasta funkcjonuje komunikacja autobusowa PKS Nowy Sącz. </text:span><text:span text:style-name="T50">Funkcjonują również kolejki linowe na Górę Parkową i Jaworzynę.</text:span></text:p>
      <text:p text:style-name="P33"><text:span text:style-name="T43"/></text:p>
      <text:p text:style-name="P33"><text:span text:style-name="T43">Słupsk</text:span></text:p>
      <text:p text:style-name="P34">Miasto położone w północnej Polsce w województwie pomorskim, oddalone 18km od Morza Bałtyckiego. Najbliższa rzeka w pobliżu Słupska jest Słupia. <text:span text:style-name="T64">Miasto otaczają liczne jeziora.</text:span></text:p>
      <text:p text:style-name="P23">Funkcje miasta:</text:p>
      <text:p text:style-name="P28">1.Administracyjna</text:p>
      <text:p text:style-name="P29"><text:tab/><text:span text:style-name="T5">Słupsk jest miastem powiatowym na czele, którego stoi prezydent. Liczba ludności miasta wynosi wynosi około 92 tys. </text:span></text:p>
      <text:p text:style-name="P30">2. Przemysłowa</text:p>
      <text:p text:style-name="P30"><text:tab/><text:span text:style-name="T5">Na terenie miasta działa Słupska Specjalna Strefa Ekonomiczna (SSSE), posiadająca liczne filie w regionie. Działają również Słupska Izba Przemysłowo- Handlowa, Słupski Inkubator Technologiczny, Słupskie Stowarzyszenie Innowacji Gospodarczych i Przedsiębiorczości, gdzie zainstalowana jest jedna z największych fotowoltaicznych instalacji dachowych. <text:s/>W Słupsku działają dwie elektrownie cieplne. </text:span></text:p>
      <text:p text:style-name="P30">3. Handlowo- Usługowa</text:p>
      <text:p text:style-name="P30"><text:span text:style-name="T5"><text:tab/>Słupsk będąc największym miastem w regionie spełnia rolę centralnego ośrodka handlowego. Znajduję się tu 6 centrów handlowych, 4 galerie handlowe i hala targowa. <text:s/>Ponieważ miasto leży w strefie przybrzeżnej rozwin</text:span><text:span text:style-name="T9">ęł</text:span><text:span text:style-name="T5">y się usługi dla turystów. </text:span><text:span text:style-name="T9">Znajdują się tutaj baseny i kąpieliska, ośrodki jeździeckie, korty tenisowe, lodowiska strzelnice.</text:span></text:p>
      <text:p text:style-name="P31">4. Turystyczna</text:p>
      <text:p text:style-name="P31"><text:tab/><text:span text:style-name="T5">Słupsk położony jest w atrakcyjnie turystycznie regionie w pobliżu Ustki, Łeby i Jarosławca. Niewątpliwymi zaletami są tutaj liczne jeziora i oczywiście wybrzeże morskie. W bezpośrednim sąsiedztwie miasta rozciąga się Park Krajobrazowy Dolina Słupi a 40% powierzchni </text:span><text:soft-page-break/><text:span text:style-name="T5">regionu zajmuje Słowiński Park Narodowy. Do najciekawszych zabytków Słupska ratusz miejski, gotyckie kościoły: Mariacki z krzywą wieżą i Św. Jacka, Zamek Książąt Pomorskich. Znajdują się tutaj również liczne zabytki, które należą do Europejskiego Szlaku Gotyku Ceglanego. Turyści mogą skorzystać z bogatej infrastruktury a także obcować z przyrodą (bliskość morza, lasów i jezior).</text:span></text:p>
      <text:p text:style-name="P31">5. Transportowa</text:p>
      <text:p text:style-name="P31"><text:tab/><text:span text:style-name="T10">Słupsk jest węzłem kolejowym na liniach Szczecin- Koszalin- Słupsk- Gdynia i Ustka- <text:s/>Słupsk- Szczecinek. W pobliżu miasta przebiegają drogi krajowe nr.6 i 21. Na terenie miasta znajduje się 15 rond, w 2010 roku została udostępniona obwodnica miasta o długości 16 kilometrów. <text:s/>W Słupsku działa komunikacja miejska obsługiwana przez 15 linii autobusowych. Miasto posiada lądowisko sanitarne. Dwanaście kilometrów od Słupska ma miejsce lotnisko Słupsk-Krępa.</text:span></text:p>
      <text:p text:style-name="P32">6. Obronna</text:p>
      <text:p text:style-name="P35"><text:span text:style-name="T59"><text:tab/></text:span><text:span text:style-name="T60">W Słupsku stacjonuje 7 Pomorska Brygada Obrony Wybrzeża im. gen. bryg. Stanisława Grzmot- Skotnickiego. </text:span><text:span text:style-name="T61">W skład brygady wchodzą: </text:span><text:span text:style-name="T29">dowództwo i sztab - </text:span><text:span text:style-name="T22">Słupsk, </text:span><text:span text:style-name="T31">batalion dowodzenia, batalion logistyczny, 1 Lęborski batalion zmechanizowany</text:span><text:span text:style-name="T14">, </text:span><text:span text:style-name="T31">2 batalion zmechanizowany, 3 batalion zmechanizowany Legii Akademickiej dywizjon artylerii samobieżnej, dywizjon przeciwlotniczy, kompania rozpoznawcza, kompania saperów, kompania medyczna</text:span></text:p>
      <text:p text:style-name="P14"><text:span text:style-name="T32">7. Religijna</text:span></text:p>
      <text:p text:style-name="P14"><text:span text:style-name="T32"><text:tab/></text:span><text:span text:style-name="T26">Na terenie miasta mieszają się wspólnoty wyznaniowe: katolicyzm, prawosławie, protestantyzm. Wyznawcy katolicyzmu to wierni kościoła rzymsko- katolickiego i grecko- katolickiego. Polski Autokefaliczny Kościół Prawosławny i Parafia Świętych Apostołów Piotra i Pawła to wyznawcy prawosławia. </text:span><text:span text:style-name="T30">Do protestantyzmu należą Kościół ewangelicko-augsburski, ewangelicko-metodyczny, Wolnych Chrześcijan.</text:span></text:p>
      <text:p text:style-name="P3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2T17:34:06.048000000</meta:creation-date>
    <dc:date>2017-12-13T18:10:36.201000000</dc:date>
    <meta:editing-duration>PT4M58S</meta:editing-duration>
    <meta:editing-cycles>3</meta:editing-cycles>
    <meta:generator>LibreOffice/5.4.2.2$Windows_x86 LibreOffice_project/22b09f6418e8c2d508a9eaf86b2399209b0990f4</meta:generator>
    <meta:document-statistic meta:table-count="0" meta:image-count="0" meta:object-count="0" meta:page-count="4" meta:paragraph-count="56" meta:word-count="1610" meta:character-count="12171" meta:non-whitespace-character-count="10573"/>
  </office:meta>
</office:document-meta>
</file>